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8pt" fo:font-weight="bold" officeooo:rsid="00175793" officeooo:paragraph-rsid="00175793" style:font-size-asian="88pt" style:font-weight-asian="bold" style:font-size-complex="88pt" style:font-weight-complex="bold"/>
    </style:style>
    <style:style style:name="P2" style:family="paragraph" style:parent-style-name="Standard">
      <style:text-properties fo:font-size="80pt" fo:font-weight="bold" officeooo:rsid="00252c72" officeooo:paragraph-rsid="00252c72" style:font-size-asian="80pt" style:font-weight-asian="bold" style:font-size-complex="80pt" style:font-weight-complex="bold"/>
    </style:style>
    <style:style style:name="P3" style:family="paragraph" style:parent-style-name="Standard">
      <style:text-properties fo:font-size="80pt" fo:font-weight="bold" officeooo:rsid="00262fb2" officeooo:paragraph-rsid="00262fb2" style:font-size-asian="80pt" style:font-weight-asian="bold" style:font-size-complex="80pt" style:font-weight-complex="bold"/>
    </style:style>
    <style:style style:name="T1" style:family="text">
      <style:text-properties officeooo:rsid="00195339"/>
    </style:style>
    <style:style style:name="T2" style:family="text">
      <style:text-properties officeooo:rsid="001a7cc4"/>
    </style:style>
    <style:style style:name="T3" style:family="text">
      <style:text-properties officeooo:rsid="001c4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5. Visitas como par Académic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5:01:32.545196873</meta:creation-date>
    <dc:date>2015-03-02T15:12:41.803396581</dc:date>
    <meta:editing-duration>P0D</meta:editing-duration>
    <meta:editing-cycles>1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5" meta:character-count="29" meta:non-whitespace-character-count="25"/>
  </office:meta>
</office:document-meta>
</file>